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eomajas 1.4.2&lt;/h1&gt;</text:p>
      <text:p text:style-name="P1">&lt;p&gt;&lt;a href="http://www.geomajas.org/"&gt;Geomajas&lt;/a&gt; is the extensible open source web mapping framework, enabling integrated GIS solutions for businesses and government.&lt;/p&gt;</text:p>
      <text:p text:style-name="P1">&lt;p&gt;It's key features are:</text:p>
      <text:p text:style-name="P1">&lt;ul&gt;</text:p>
      <text:p text:style-name="P1">&lt;li&gt;Integrated client-server architecture&lt;/li&gt;</text:p>
      <text:p text:style-name="P1">&lt;li&gt;Advanced geometry and attribute editing with validation&lt;/li&gt;</text:p>
      <text:p text:style-name="P1">&lt;li&gt;Custom attribute definitions including object relations&lt;/li&gt;</text:p>
      <text:p text:style-name="P1">&lt;li&gt;Advanced querying capabilities (searching, filters, style, ...)&lt;/li&gt;</text:p>
      <text:p text:style-name="P1">&lt;/ul&gt;</text:p>
      <text:p text:style-name="P1">&lt;/p&gt;</text:p>
      <text:p text:style-name="Normal"/>
      <text:p text:style-name="P1">&lt;h2&gt;Description&lt;/h2&gt;</text:p>
      <text:p text:style-name="P1">&lt;p&gt;Geomajas is a free and open source GIS framework for building rich internet applications. It has sophisticated capabilities for displaying and managing geospatial information. Its modular design makes it easily extensible, while a client-server architecture guarantees endless scalability.&lt;/p&gt;</text:p>
      <text:p text:style-name="P1">&lt;p&gt;The focus of Geomajas is to provide a platform for server-side integration of geospatial data, allowing multiple users to control and manage the data from within their own browsers. In essence, Geomajas provides a set of powerful building blocks, from which the most complex GIS applications can easily be built.&lt;/p&gt;</text:p>
      <text:p text:style-name="Normal"/>
      <text:p text:style-name="P1">&lt;h2&gt;Running Geomajas on the LiveDVD&lt;/h2&gt;</text:p>
      <text:p text:style-name="P1">&lt;p&gt;To run Geomajas on the Live DVD, click on the "Geomajas start" link on the desktop. After a few seconds of loading, a browser will pop up, pointing to the Geomajas 1.4.2 sample index page. This page will show you for samples build with Geomajas, each concentrating on a different functional aspect of the technology. Tutorials explaining how to use Geomajas are found within these samples.&lt;/p&gt;</text:p>
      <text:p text:style-name="P1">&lt;p&gt;To stop the Geomajas server from running, click on the "Geomajas stop" link on the desktop.&lt;/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